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urier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GE 2 Pocket Guide</text:p>
      <text:p text:style-name="P2"/>
      <text:p text:style-name="P4">.$.$0 (+-*/) typical flag line</text:p>
      <text:p text:style-name="P4"/>
      <text:p text:style-name="P4">Col Char Use</text:p>
      <text:p text:style-name="P4"><text:s/>1 <text:s text:c="2"/>. <text:s text:c="2"/>Source end of line flag</text:p>
      <text:p text:style-name="P4"><text:s/>2 <text:s text:c="2"/>$ <text:s text:c="2"/>Source Parameter flag</text:p>
      <text:p text:style-name="P4"><text:s/>3 <text:s text:c="2"/>. <text:s text:c="2"/>Code body end of line flag</text:p>
      <text:p text:style-name="P4"><text:s/>4 <text:s text:c="2"/>$ <text:s text:c="2"/>Code body escape flag</text:p>
      <text:p text:style-name="P4"><text:s/>5 <text:s text:c="2"/>0 <text:s text:c="2"/>Character zero</text:p>
      <text:p text:style-name="P4"><text:s/>6 <text:s text:c="6"/>Blank character</text:p>
      <text:p text:style-name="P4"><text:s/>7 <text:s text:c="2"/>( <text:s text:c="2"/>Left parenthesis</text:p>
      <text:p text:style-name="P4"><text:s/>8 <text:s text:c="2"/>+ <text:s text:c="2"/>Add operator</text:p>
      <text:p text:style-name="P4"><text:s/>9 <text:s text:c="2"/>- <text:s text:c="2"/>Subtract operator</text:p>
      <text:p text:style-name="P4">10 <text:s text:c="2"/>* <text:s text:c="2"/>Multiply operator</text:p>
      <text:p text:style-name="P4">11 <text:s text:c="2"/>/ <text:s text:c="2"/>Divide operator</text:p>
      <text:p text:style-name="P4">12 <text:s text:c="2"/>) <text:s text:c="2"/>Right parenthesis</text:p>
      <text:p text:style-name="P4"/>
      <text:p text:style-name="P3">First Language Under Bootstrap</text:p>
      <text:p text:style-name="P4"/>
      <text:p text:style-name="P4">FLG $ = $.<text:tab/><text:tab/>PTR $ = $ + $.</text:p>
      <text:p text:style-name="P4">VAL $ = PTR $.<text:tab/><text:tab/>PTR $ = $ - $.</text:p>
      <text:p text:style-name="P4">PTR $ = VAL $.<text:tab/><text:tab/>PTR $ = $ * $.</text:p>
      <text:p text:style-name="P4"><text:tab/><text:tab/><text:tab/><text:tab/>PTR $ = $ / $.</text:p>
      <text:p text:style-name="P4">GET $ = $.</text:p>
      <text:p text:style-name="P4">STO $ = $.<text:tab/><text:tab/>STOP.</text:p>
      <text:p text:style-name="P4"><text:tab/><text:tab/><text:tab/><text:tab/>BEGIN $.</text:p>
      <text:p text:style-name="P4">VAL $ = $ + $.<text:tab/><text:tab/>END PROGRAM.</text:p>
      <text:p text:style-name="P4">VAL $ = $ - $.</text:p>
      <text:p text:style-name="P4">VAL $ = CHAR.<text:tab/><text:tab/>READ NEXT $.</text:p>
      <text:p text:style-name="P4">CHAR = VAL $.<text:tab/><text:tab/>WRITE NEXT $.</text:p>
      <text:p text:style-name="P4">MESSAGE $ TO $.<text:tab/>REWIND $.</text:p>
      <text:p text:style-name="P4"/>
      <text:p text:style-name="P4">LOC $.<text:tab/><text:tab/><text:tab/>TO $ BY $.</text:p>
      <text:p text:style-name="P4">TO $.<text:tab/><text:tab/><text:tab/>RETURN BY $.</text:p>
      <text:p text:style-name="P4"/>
      <text:p text:style-name="P4">TO $ IF FLG $ = $.<text:tab/>TO $ IF PTR $ = $.</text:p>
      <text:p text:style-name="P4">TO $ IF FLG $ NE $.<text:tab/>TO $ IF PTR $ NE $.</text:p>
      <text:p text:style-name="P4">TO $ IF VAL $ = $.<text:tab/>TO $ IF PTR $ GE $.</text:p>
      <text:p text:style-name="P4">TO $ IF VAL $ NE $.<text:tab/>TO $ IF PTR $ LT $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Parameter Conversions</text:p>
      <text:p text:style-name="P4"/>
      <text:p text:style-name="P4">$D0<text:tab/>Copy parameter to constructed line</text:p>
      <text:p text:style-name="P4"/>
      <text:p text:style-name="P4">$D1<text:tab/>Copy value of param to CL, if null</text:p>
      <text:p text:style-name="P4"><text:tab/>or undefined copy null</text:p>
      <text:p text:style-name="P4"/>
      <text:p text:style-name="P4">$D2<text:tab/>Copy value of param to CL, if null</text:p>
      <text:p text:style-name="P4"><text:tab/>copy null, if undefined, define</text:p>
      <text:p text:style-name="P4"><text:tab/>from symbol generator</text:p>
      <text:p text:style-name="P4"/>
      <text:p text:style-name="P4">$D3<text:tab/>Copy break character to CL, if</text:p>
      <text:p text:style-name="P4"><text:tab/>input param at EOL copy null (see</text:p>
      <text:p text:style-name="P4"><text:tab/>$D7)</text:p>
      <text:p text:style-name="P4"/>
      <text:p text:style-name="P4">$D4<text:tab/>Evaluate param as arithmetic</text:p>
      <text:p text:style-name="P4"><text:tab/>expression, copy value to CL,</text:p>
      <text:p text:style-name="P4"><text:tab/>error if non-numeric value</text:p>
      <text:p text:style-name="P4"/>
      <text:p text:style-name="P4">$D5<text:tab/>Copy length of param to CL</text:p>
      <text:p text:style-name="P4"/>
      <text:p text:style-name="P4">$D6<text:tab/>Copy CL to parameter</text:p>
      <text:p text:style-name="P4"/>
      <text:p text:style-name="P4">$D7s<text:tab/>Start iteration, break CL on </text:p>
      <text:p text:style-name="P4"><text:tab/>break characters in string s,</text:p>
      <text:p text:style-name="P4"><text:tab/>repeat iteration at $F8</text:p>
      <text:p text:style-name="P4"/>
      <text:p text:style-name="P4">$D8<text:tab/>Copy integer character code to CL</text:p>
      <text:p text:style-name="P4"/>
      <text:p text:style-name="P4">$0j<text:tab/>Request jth new symbol from the</text:p>
      <text:p text:style-name="P4"><text:tab/>symbol gener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902in" fo:margin-bottom="0.9902in" fo:margin-left="0.3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2" fo:column-gap="0in">
          <style:column style:rel-width="4694*" fo:start-indent="0in" fo:end-indent="0in"/>
          <style:column style:rel-width="469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2:14:55</meta:creation-date>
    <meta:editing-duration>PT17M7S</meta:editing-duration>
    <meta:editing-cycles>2</meta:editing-cycles>
    <meta:generator>LibreOffice/3.4$Unix LibreOffice_project/340m1$Build-1505</meta:generator>
    <dc:title>defaultpage</dc:title>
    <meta:initial-creator>Randyl Britten</meta:initial-creator>
    <meta:document-statistic meta:table-count="0" meta:image-count="0" meta:object-count="0" meta:page-count="1" meta:paragraph-count="55" meta:word-count="333" meta:character-count="1476" meta:non-whitespace-character-count="1109"/>
    <dc:date>2012-04-16T13:05:13</dc:date>
    <dc:creator>Randyl Britten</dc:creator>
    <meta:template xlink:type="simple" xlink:actuate="onRequest" xlink:title="defaultpage" xlink:href="../../.libreoffice/3-suse/user/template/defaultpage.ott" meta:date="2012-04-16T12:14:55"/>
  </office:meta>
</office:document-meta>
</file>